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1.78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1.959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1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3|knows_power_draw_2|knows_power_strike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athletics_3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2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strike_2|knows_power_draw_3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3|knows_power_strike_2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riding_2|knows_power_strik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shield_1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|knows_power_draw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2|knows_power_draw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moria_troll&quot;,&quot;Cave_Troll&quot;,&quot;Cave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" calcext:value-type="string">
            <text:p>["moria_troll","Cave_Troll","Cave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moria_vet_troll&quot;,&quot;Trained_Cave_Troll&quot;,&quot;Trained_Cave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" calcext:value-type="string">
            <text:p>["moria_vet_troll","Trained_Cave_Troll","Trained_Cave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armored_troll&quot;,&quot;Armored_Cave_Troll&quot;,&quot;Armored_Cave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8),wp(175),knows_power_strike_5|knows_ironflesh_10,troll_face1,troll_face2]," calcext:value-type="string">
            <text:p>["moria_armored_troll","Armored_Cave_Troll","Armored_Cave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8),wp(1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number-columns-repeated="2" table:style-name="ce3" office:value-type="string" calcext:value-type="string">
            <text:p>Mountain_Troll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gunda_troll&quot;,&quot;Mountain_Troll&quot;,&quot;Mountain_Troll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200),knows_power_strike_5|knows_ironflesh_10,troll_face1,troll_face2]," calcext:value-type="string">
            <text:p>["gunda_troll","Mountain_Troll","Mountain_Troll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2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gunda_vet_troll&quot;,&quot;Trained_Mountain_Troll&quot;,&quot;Trained_Mountain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50),knows_power_strike_5|knows_ironflesh_10,troll_face1,troll_face2]," calcext:value-type="string">
            <text:p>["gunda_vet_troll","Trained_Mountain_Troll","Trained_Mountain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isen_troll&quot;,&quot;Isengard_Troll&quot;,&quot;Isengard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" calcext:value-type="string">
            <text:p>["isen_troll","Isengard_Troll","Isengard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number-columns-repeated="2" table:style-name="ce3" office:value-type="string" calcext:value-type="string">
            <text:p>Isengard_Trained_Troll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isen_vet_troll&quot;,&quot;Isengard_Trained_Troll&quot;,&quot;Isengard_Trained_Troll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" calcext:value-type="string">
            <text:p>["isen_vet_troll","Isengard_Trained_Troll","Isengard_Trained_Troll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u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isen_olog_head_helm,itm_isen_olog_head_helm_b,itm_isen_olog_head_helm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_boots,</text:p>
          </table:table-cell>
          <table:table-cell table:style-name="ce12" office:value-type="string" calcext:value-type="string">
            <text:p>itm_giant_mace, itm_giant_mace_b,itm_giant_hammer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7|knows_ironflesh_13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isen_armoured_troll&quot;,&quot;Isengard_Armored_Troll&quot;,&quot;Isengard_Armored_Trolls&quot;,tf_troll| tfg_helm| tfg_boots| tfg_armor| tfg_gloves| tf_no_capture_alive,0,0,fac_mordor,[itm_isen_olog_head_helm,itm_isen_olog_head_helm_b,itm_isen_olog_head_helm_c,itm_isen_olog_body,itm_isen_olog_body_b,itm_isen_olog_hands,itm_isen_olog_feet_boots,itm_giant_mace, itm_giant_mace_b,itm_giant_hammer],str_255| agi_3| int_3| cha_3|level(58),wp(175),knows_power_strike_7|knows_ironflesh_13,troll_face1,troll_face2]," calcext:value-type="string">
            <text:p>["isen_armoured_troll","Isengard_Armored_Troll","Isengard_Armored_Trolls",tf_troll| tfg_helm| tfg_boots| tfg_armor| tfg_gloves| tf_no_capture_alive,0,0,fac_mordor,[itm_isen_olog_head_helm,itm_isen_olog_head_helm_b,itm_isen_olog_head_helm_c,itm_isen_olog_body,itm_isen_olog_body_b,itm_isen_olog_hands,itm_isen_olog_feet_boots,itm_giant_mace, itm_giant_mace_b,itm_giant_hammer],str_255| agi_3| int_3| cha_3|level(58),wp(175),knows_power_strike_7|knows_ironflesh_13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mordor_troll&quot;,&quot;Mordor_Troll&quot;,&quot;Mordor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" calcext:value-type="string">
            <text:p>["mordor_troll","Mordor_Troll","Mordor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mordor_vet_troll&quot;,&quot;Mordor_Trained_Troll&quot;,&quot;Mordor_Trained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00),knows_power_strike_5|knows_ironflesh_10,troll_face1,troll_face2]," calcext:value-type="string">
            <text:p>["mordor_vet_troll","Mordor_Trained_Troll","Mordor_Trained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 itm_troll_shield_a, itm_troll_shield_a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8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mordor_olog_hai&quot;,&quot;Olog_Hai_of_Mordor&quot;,&quot;Olog_Hai_of_Mordor&quot;,tf_troll|tfg_shield| tfg_helm| tfg_boots| tfg_armor| tfg_gloves| tf_no_capture_alive,0,0,fac_mordor,[itm_olog_head_helm,itm_olog_head_helm_b,itm_olog_head_helm_c,itm_olog_body,itm_olog_body_b,itm_olog_hands,itm_olog_feet_boots,itm_giant_mace, itm_troll_shield_a, itm_troll_shield_a,itm_giant_mace_b,itm_giant_hammer,],str_255| agi_3| int_3| cha_3|level(61),wp(250),knows_power_strike_8|knows_ironflesh_15,troll_face1,troll_face2]," calcext:value-type="string">
            <text:p>["mordor_olog_hai","Olog_Hai_of_Mordor","Olog_Hai_of_Mordor",tf_troll|tfg_shield| tfg_helm| tfg_boots| tfg_armor| tfg_gloves| tf_no_capture_alive,0,0,fac_mordor,[itm_olog_head_helm,itm_olog_head_helm_b,itm_olog_head_helm_c,itm_olog_body,itm_olog_body_b,itm_olog_hands,itm_olog_feet_boots,itm_giant_mace, itm_troll_shield_a, itm_troll_shield_a,itm_giant_mace_b,itm_giant_hammer,],str_255| agi_3| int_3| cha_3|level(61),wp(250),knows_power_strike_8|knows_ironflesh_15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ent&quot;,&quot;Ent&quot;,&quot;Ents&quot;,tf_troll| tfg_helm| tfg_boots| tfg_armor| tfg_gloves| tf_no_capture_alive,0,0,fac_mordor,[itm_ent_head_helm,itm_ent_head_helm2,itm_ent_head_helm3,itm_ent_body,itm_ent_hands,itm_ent_feet_boots,itm_tree_trunk_invis,itm_ent_water,],str_255| agi_3| int_3| cha_3|level(63),wp(250),knows_power_strike_15|knows_ironflesh_15,troll_face1,troll_face2]," calcext:value-type="string">
            <text:p>["ent","Ent","Ents",tf_troll| tfg_helm| tfg_boots| tfg_armor| tfg_gloves| tf_no_capture_alive,0,0,fac_mordor,[itm_ent_head_helm,itm_ent_head_helm2,itm_ent_head_helm3,itm_ent_body,itm_ent_hands,itm_ent_feet_boots,itm_tree_trunk_invis,itm_ent_water,],str_25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67" office:value-type="string" calcext:value-type="string">
            <text:p>Char 1</text:p>
          </table:table-cell>
          <table:table-cell table:style-name="ce67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2</text:p>
          </table:table-cell>
          <table:table-cell table:style-name="ce67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3</text:p>
          </table:table-cell>
          <table:table-cell table:style-name="ce67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4</text:p>
          </table:table-cell>
          <table:table-cell table:style-name="ce67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5</text:p>
          </table:table-cell>
          <table:table-cell table:style-name="ce67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6</text:p>
          </table:table-cell>
          <table:table-cell table:style-name="ce67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7</text:p>
          </table:table-cell>
          <table:table-cell table:style-name="ce67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 style:data-style-name="N2" text:time-value="13:49:21.9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2-12T13:50:20.800000000</dc:date>
    <meta:editing-cycles>349</meta:editing-cycles>
    <meta:editing-duration>P4DT6H32M6S</meta:editing-duration>
    <meta:document-statistic meta:table-count="2" meta:cell-count="6969" meta:object-count="0"/>
  </office:meta>
</office:document-meta>
</file>